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418" officeooo:paragraph-rsid="00072418"/>
    </style:style>
    <style:style style:name="T1" style:family="text">
      <style:text-properties officeooo:rsid="00072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here Neha Soni <text:span text:style-name="T1">kk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0:33:06.716282819</meta:creation-date>
    <dc:date>2021-01-29T11:02:49.125845441</dc:date>
    <meta:editing-duration>PT29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5" meta:character-count="22" meta:non-whitespace-character-count="18"/>
  </office:meta>
</office:document-meta>
</file>